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fo:background-color="#ffff00" style:font-style-asian="italic" style:font-style-complex="italic"/>
    </style:style>
    <style:style style:name="P2" style:family="paragraph" style:parent-style-name="Standard">
      <style:text-properties fo:background-color="#ffff00"/>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p>
      <text:p text:style-name="Standard"></text:p>
      <text:p text:style-name="Standard">Introduire par un film ?</text:p>
      <text:p text:style-name="Standard"></text:p>
      <text:p text:style-name="Standard">Voir la machine fonctionner, voir le résultat mais aussi l'évolution de son travail, au travers des schémas dessinés par le programme/calculateur <text:s/>permet, de mieux comprendre les processus mis en œuvre au sein de celui-ci. À partir de 1954 les ingénieurs commencent à annexer des écrans permettant d'afficher analogiquement les résultats des calcules de la machine. </text:p>
      <text:p text:style-name="Standard">Evan S. pense, dans la ligné du <text:span text:style-name="T1">T540 IBM</text:span> (à verifier), un système nommé Skechpad. C'est le premier <text:span text:style-name="T1">programme</text:span> de dessin assisté par ordinateur. Grâce à un pointeur lumineux, l'utilisateur peut définir les coordonnés de points sur un écran CRT. en utilisant ces valeurs l'ordinateur peux dessiner une ligne ou un arc de cercle (suivant le choix de l'utilisateur). Ce projet, jamais produit à échelle industriel, présente l'ordinateur non seulement comme machine à "penser" / calculer mais aussi comme support de dessin, l'écran n'est plus un simple interface de sortie mais aussi une interface d'entrée. Nous pouvons ainsi communiquer avec l'ordinateur par le dessin. </text:p>
      <text:p text:style-name="P1">De nombreuse entreprise comme Ford ou general Motors y verront la possibilité d'innover et d'expérimenter une nouvelle manière de penser leurs design.</text:p>
      <text:p text:style-name="P1"><text:s/>(à dev ?)</text:p>
      <text:p text:style-name="P2"></text:p>
      <text:p text:style-name="Standard"></text:p>
      <text:p text:style-name="Standard">Comme nous le voyons dans la vidéo de présentation de <text:span text:style-name="T2">SketchPad,</text:span> la forme dessinée peut suivre le déplacement du stylo d'<text:span text:style-name="T2">Evan S</text:span>. Ce mouvement permit par le rafraîchissement de l'écran crt est une retranscription des nouvelles coordonnées enregistrées en mémoire, celle-ci étant effacées à chaque nouveau événement.</text:p>
      <text:p text:style-name="Standard">Ce processus rappel le principe de base de l'animation, effacer et réécrire, chaque frame étant un instantané du processus électronique en cours.</text:p>
      <text:p text:style-name="Standard">Le delay entre chaque calcul maintenant infinitésimal (mais toujours présent) <text:span text:style-name="T1">inscrit</text:span> <text:s/>l'ordinateur dans le domaine de l'animation et non d'une retranscription direct, analogue au phénomène physique qui le font fonctionner. </text:p>
      <text:p text:style-name="Standard">Selon <text:span text:style-name="T2">Franck Chimero</text:span> l'animation est un outil clef dans cette nécessité d'expliquer, de visualiser un fonctionnement d'un programme. </text:p>
      <text:p text:style-name="Standard">Déjà en 1958 <text:span text:style-name="T1">WIlliam Higgibotham </text:span>créa (à l'occasion des portes ouvertes de son atelier) <text:span text:style-name="T2">Tennis For Two</text:span>, un petit jeu de tennis apparaissant sur l’oscilloscope de son calculateur analogique.</text:p>
      <text:p text:style-name="Standard"><text:span text:style-name="T3">L'une des utilisation d'animation actuel les plus connu est la réduction de fenêtre mac GENIE. Inventé par ... en ... , et souvent détournée (cf genie art) cette fonctionnalité exploite au mieux la "puissance" didactique de l'animation pour faire comprendre le comportement du dock. (à dev) <text:s text:c="2"/></text:span><text:s/></text:p>
      <text:p text:style-name="Standard"></text:p>
      <text:p text:style-name="Standard"></text:p>
      <text:p text:style-name="Standard">La miniaturisation des composants électroniques et l'amélioration des taux de rafraîchissement des écrans. on fait apparaître, en 1970, un terme, inventé dans les laboratoire du Xerox PARC, celui de Bureau Augmenté 'augmented desk'.</text:p>
      <text:p text:style-name="Standard">Le bureau augmenté vient de la volonté des chercheurs ingénieurs du Xerox PARC de ne plus présenter l'ordinateur comme un objet obscure, mais d'exploiter les nouvelles possibilité visuelle lié à la l'animation// l'écran pour en imagé le fonctionnement et i présenter l'ordinateur comme une partie intégrante du bureau / du fonctionnement de l'entreprise. </text:p>
      <text:p text:style-name="Standard">Dans la publicité pour le Xerox Alto, il est interessant de voir l'importance de la mimique du réel. Chaque action sur ordinateur est accompagné par une action IRL. Ce bureau synthétique, synthétisé reprend exactement les codes des espaces de travail de réel.. Chaques actions, manipulations de document, chaque déplacement dans l'espace de travail, le bureau, trouve son analogie dans la surface numérique de l'écran d'ordinateur. Ce que nous voyons ici est un objet hybride, une reduction spatial (spatio-temporel) des activité de l'entreprise. <text:s/></text:p>
      <text:p text:style-name="Standard">Depuis les interfaces des Système d'exploitation (commun) font toujours référence aux ancien <text:soft-page-break/>média, à d'ancien système physique. Ce qui est toujours le cas actuellement même si certaine fonction sont réactualisée pour faire reférence à d'autre objet du réel par exemple : <text:s text:c="2"/></text:p>
      <text:p text:style-name="Standard">Les fenetres sont autant de feuilles posées les une sur les autres et surtout il y a toujours une corbeille à papier.</text:p>
      <text:p text:style-name="Standard"></text:p>
      <text:p text:style-name="Standard">Incarné par le WIMP (windows icone menu pointing device) le bureau augmenté a intégré nos pratiques quotidiennes. <text:s/></text:p>
      <text:p text:style-name="Standard">Dans le bureau augmenté, nous faisons appele à un système de travail métaphorique, c'est à dire que nous utilisons des images pour induire (de façon intuitive) le fonctionnement des ordinateurs. Certain concepteur on poussé l'utilisation de la métaphore à son paroxisme. Ainsi dans le programme <text:s/>MAGIC DESK <text:s/>1 (sous... )ou encore Magic Cap ou plus tard windows BOB, l'ensemble des services réalisable par le système son maquillé par des couches et des couches « métaphoriques ». L'accumulation de detail en devient presque oppressante et l'utilisation en est compromise.</text:p>
      <text:p text:style-name="Standard"></text:p>
      <text:p text:style-name="Standard">Un logiciel, et un système d'exploitation particulièrement doit aussi par son design, exposé sa structure, c'est ce que nomme alan cooper "le paradigme de technologie", Tout comme le métabolism en architecture le programme doit utiliser sa structure, son squelette et ses fonction en tant qu'élément de design même, elle doit être explicite afin que l'utilisateur puisse prendre conscience de l’environnement dans lequel il évolue. Il faut donc s'éloigner des aspects baroques des systèmes présentés précédement et laisser transparaitre légérement la compléxité du logiciel. Dans bureau augmenté n'oublions pas le terme augmenté, tenant plus du virtuel et permettant l'apparition de nombreux fonctionnements complexes et absurde ont accepté et font partis de nos acquis. </text:p>
      <text:p text:style-name="Standard">UNE BONNE STRUCTURE, SIMPLE </text:p>
      <text:p text:style-name="Standard">Mais comme nous l'apprend allan cooper par la suite, ce n'est par vraiment de métaphore que nous parlons mais d'idiomes. Même si nous faisons refference à un objet réel, celui-ci est synthétisé et hybrider à un fonctionnement numérique, ainsi le pointeur est un idiome et la main devient main electronique, les feuille fenêtre, elle même ouverture vers d'autre feuille comme un puit sans fond.</text:p>
      <text:p text:style-name="Standard"></text:p>
      <text:p text:style-name="Standard">Il ne faut pas oublié le "augmenté" à Bureau augmenté, ce dernier met en lumière cette extrapolation de la forme et que l'image n'est que pretexte à l'apprentissage de nouveau idiome. Il est par ailleur interessant de voir comment de nouveau idiome sont créé à partir d'ancien ou mute, se fusionne. Ainsi le presse papier devient pomme+c. <text:s/></text:p>
      <text:p text:style-name="Standard"></text:p>
      <text:p text:style-name="Standard">Mais bien sûr cette notion d'image virtuelle est lié à un élément maintenant emblématique de tout système d'exploitation qui est l'icône : </text:p>
      <text:p text:style-name="Standard"></text:p>
      <text:p text:style-name="Standard"></text:p>
      <text:p text:style-name="Standard"></text:p>
      <text:p text:style-name="Standard">POUR LE CHAP 2.2 : </text:p>
      <text:p text:style-name="Standard">Mais LA disposition spatiale est aussi un théme très interessant dans l'établissement d'un environement de travail. Comment transposer de manière logique (et ergonomique) l'environement 3d ? Quelque système ont tenté d'exploité (lorsque les ordinateurs l'ont permis) la posibilité 3D (Jurassic park ). </text:p>
      <text:p text:style-name="Standard">La transpostion plan horizotal plan vertical induite par l'utilisation des souris. L'ouverture du même document sur le même espace de travail a longtemps été éludé car il produisait trop de confusion, maintenant cette manipulation est possibl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nsansd </meta:initial-creator>
    <meta:creation-date>2014-08-01T19:54:33</meta:creation-date>
    <dc:date>2014-08-01T20:27:10</dc:date>
    <dc:creator>Armansansd </dc:creator>
    <meta:editing-duration>PT21M16S</meta:editing-duration>
    <meta:editing-cycles>4</meta:editing-cycles>
    <meta:generator>LibreOffice/3.5$Linux_X86_64 LibreOffice_project/350m1$Build-2</meta:generator>
    <meta:document-statistic meta:table-count="0" meta:image-count="0" meta:object-count="0" meta:page-count="2" meta:paragraph-count="40" meta:word-count="1059" meta:character-count="7002" meta:non-whitespace-character-count="5901"/>
  </office:meta>
</office:document-meta>
</file>